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293F129F29406AB3DC8.png" manifest:media-type="image/png"/>
  <manifest:file-entry manifest:full-path="Pictures/1000000000000020000000204B249CA79A42C6D7.png" manifest:media-type="image/png"/>
  <manifest:file-entry manifest:full-path="Pictures/10000000000003A8000001417C9408171540E3C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MS Mincho" svg:font-family="'MS Mincho', 'ＭＳ 明朝'" style:font-family-generic="roman"/>
    <style:font-face style:name="DejaVu Sans2" svg:font-family="'DejaVu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lbany AMT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Extra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275cm"/>
    </style:style>
    <style:style style:name="pr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5.31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3" style:family="presentation" style:parent-style-name="Default-title">
      <style:graphic-properties draw:auto-grow-height="true" fo:min-height="2.867cm"/>
    </style:style>
    <style:style style:name="pr4" style:family="presentation" style:parent-style-name="Default-outline1">
      <style:graphic-properties draw:auto-grow-height="true" fo:min-height="13.97cm"/>
    </style:style>
    <style:style style:name="pr5" style:family="presentation" style:parent-style-name="Default-notes">
      <style:graphic-properties draw:fill-color="#ffffff" fo:min-height="11.746cm"/>
    </style:style>
    <style:style style:name="pr6" style:family="presentation" style:parent-style-name="Default-title">
      <style:graphic-properties fo:min-height="2.867cm"/>
    </style:style>
    <style:style style:name="pr7" style:family="presentation" style:parent-style-name="Default-outline1">
      <style:graphic-properties fo:min-height="13.911cm"/>
    </style:style>
    <style:style style:name="pr8" style:family="presentation" style:parent-style-name="Default-notes">
      <style:graphic-properties draw:fill-color="#ffffff" fo:min-height="11.996cm"/>
    </style:style>
    <style:style style:name="pr9" style:family="presentation" style:parent-style-name="Default-outline1">
      <style:graphic-properties fo:min-height="12.709cm"/>
    </style:style>
    <style:style style:name="pr10" style:family="presentation" style:parent-style-name="Default-outline1" style:list-style-name="L3">
      <style:graphic-properties fo:min-height="14.813cm"/>
    </style:style>
    <style:style style:name="pr11" style:family="presentation" style:parent-style-name="Default-outline1" style:list-style-name="L3">
      <style:graphic-properties fo:min-height="14.813cm"/>
    </style:style>
    <style:style style:name="pr12" style:family="presentation" style:parent-style-name="Default-outline1" style:list-style-name="L3">
      <style:graphic-properties fo:min-height="14.299cm"/>
    </style:style>
    <style:style style:name="pr13" style:family="presentation" style:parent-style-name="Default-outline1" style:list-style-name="L3">
      <style:graphic-properties fo:min-height="14.299cm"/>
    </style:style>
    <style:style style:name="pr14" style:family="presentation" style:parent-style-name="Default-outline1" style:list-style-name="L3">
      <style:graphic-properties fo:min-height="14.299cm"/>
    </style:style>
    <style:style style:name="pr15" style:family="presentation" style:parent-style-name="Default-outline1" style:list-style-name="L3">
      <style:graphic-properties fo:min-height="14.299cm"/>
    </style:style>
    <style:style style:name="pr16" style:family="presentation" style:parent-style-name="Default-outline1" style:list-style-name="L3">
      <style:graphic-properties fo:min-height="14.299cm"/>
    </style:style>
    <style:style style:name="pr17" style:family="presentation" style:parent-style-name="Default-outline1" style:list-style-name="L3">
      <style:graphic-properties fo:min-height="14.299cm"/>
    </style:style>
    <style:style style:name="pr18" style:family="presentation" style:parent-style-name="Default-outline1" style:list-style-name="L3">
      <style:graphic-properties fo:min-height="14.299cm"/>
    </style:style>
    <style:style style:name="pr19" style:family="presentation" style:parent-style-name="Default-outline1" style:list-style-name="L3">
      <style:graphic-properties fo:min-height="14.299cm"/>
    </style:style>
    <style:style style:name="pr20" style:family="presentation" style:parent-style-name="Default-outline1" style:list-style-name="L3">
      <style:graphic-properties fo:min-height="14.299cm"/>
    </style:style>
    <style:style style:name="pr21" style:family="presentation" style:parent-style-name="Default-outline1" style:list-style-name="L3">
      <style:graphic-properties fo:min-height="14.299cm"/>
    </style:style>
    <style:style style:name="pr22" style:family="presentation" style:parent-style-name="Default-outline1" style:list-style-name="L3">
      <style:graphic-properties fo:min-height="14.299cm"/>
    </style:style>
    <style:style style:name="pr23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4.634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style:font-name="FreeMono" fo:font-size="24pt" style:font-size-asian="24pt" style:font-size-complex="24pt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.93cm" fo:margin-right="0cm" fo:margin-top="0.114cm" fo:margin-bottom="0.229cm" fo:line-height="89%" fo:text-align="start" fo:text-indent="-0.93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7" style:family="paragraph"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.102cm" fo:margin-bottom="0.127cm" fo:line-height="85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14" style:family="paragraph">
      <style:paragraph-properties fo:margin-left="0.94cm" fo:margin-right="0cm" fo:margin-top="0.114cm" fo:margin-bottom="0.229cm" fo:line-height="85%" fo:text-align="start" fo:text-indent="-0.889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15" style:family="paragraph">
      <style:paragraph-properties fo:margin-left="0cm" fo:margin-right="0cm" fo:margin-top="0.102cm" fo:margin-bottom="0.178cm" fo:line-height="85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style:font-name="DejaVu Sans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DejaVu Sans" fo:font-size="40pt" fo:language="en" fo:country="GB" fo:font-style="normal" fo:text-shadow="1pt 1pt" style:text-underline-style="none" fo:font-weight="normal" style:font-name-asian="Arial" style:font-size-asian="40pt" style:language-asian="en" style:country-asian="US" style:font-style-asian="normal" style:font-weight-asian="normal" style:font-name-complex="Arial" style:font-size-complex="40pt" style:font-style-complex="normal" style:font-weight-complex="normal" style:text-emphasize="none" style:font-relief="none"/>
    </style:style>
    <style:style style:name="T2" style:family="text">
      <style:text-properties style:font-name="FreeMono" fo:font-size="36pt" style:font-size-asian="36pt" style:font-size-complex="36pt"/>
    </style:style>
    <style:style style:name="T3" style:family="text">
      <style:text-properties style:font-name="FreeMono" fo:font-size="24pt" style:font-size-asian="24pt" style:font-size-complex="24pt"/>
    </style:style>
    <style:style style:name="T4" style:family="text">
      <style:text-properties fo:color="#ffffff" fo:font-size="40pt"/>
    </style:style>
    <style:style style:name="T5" style:family="text">
      <style:text-properties style:font-name="DejaVu Sans" fo:font-size="22pt" fo:font-weight="bold" style:font-size-asian="22pt" style:font-size-complex="22pt"/>
    </style:style>
    <style:style style:name="T6" style:family="text">
      <style:text-properties style:font-name="DejaVu Sans" fo:font-size="22pt" style:font-size-asian="22pt" style:font-size-complex="2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DejaVu Sans" fo:font-size="22pt" fo:font-weight="bold" style:font-size-asian="22pt" style:font-weight-asian="normal" style:font-size-complex="22pt" style:font-weight-complex="normal"/>
    </style:style>
    <style:style style:name="T10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ffffff" fo:font-size="40pt" fo:font-weight="normal" style:font-weight-asian="normal" style:font-weight-complex="normal"/>
    </style:style>
    <style:style style:name="T12" style:family="text">
      <style:text-properties fo:color="#b3b3b3" style:font-name="DejaVu Sans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999999" style:font-name="DejaVu Sans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999999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999999" style:font-name="FreeMon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">
        <style:list-level-properties/>
        <style:text-properties style:font-name="Wingdings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" fo:color="#808080" fo:font-size="100%"/>
      </text:list-level-style-bullet>
      <text:list-level-style-bullet text:level="6" text:bullet-char="•">
        <style:list-level-properties text:space-before="5.08cm"/>
        <style:text-properties style:font-name="Arial" fo:color="#808080" fo:font-size="100%"/>
      </text:list-level-style-bullet>
      <text:list-level-style-bullet text:level="7" text:bullet-char="•">
        <style:list-level-properties text:space-before="5.08cm"/>
        <style:text-properties style:font-name="Arial" fo:color="#808080" fo:font-size="100%"/>
      </text:list-level-style-bullet>
      <text:list-level-style-bullet text:level="8" text:bullet-char="•">
        <style:list-level-properties text:space-before="5.08cm"/>
        <style:text-properties style:font-name="Arial" fo:color="#808080" fo:font-size="100%"/>
      </text:list-level-style-bullet>
      <text:list-level-style-bullet text:level="9" text:bullet-char="•">
        <style:list-level-properties text:space-before="5.08cm"/>
        <style:text-properties style:font-name="Aria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Century Gothic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style:font-name="Wingdings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style:font-name="Wingdings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">
        <style:list-level-properties text:space-before="1.27cm"/>
        <style:text-properties style:font-name="Wingdings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style:font-name="Wingdings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" fo:color="#808080" fo:font-size="100%"/>
      </text:list-level-style-bullet>
      <text:list-level-style-bullet text:level="6" text:bullet-char="•">
        <style:list-level-properties text:space-before="5.08cm"/>
        <style:text-properties style:font-name="Arial" fo:color="#808080" fo:font-size="100%"/>
      </text:list-level-style-bullet>
      <text:list-level-style-bullet text:level="7" text:bullet-char="•">
        <style:list-level-properties text:space-before="5.08cm"/>
        <style:text-properties style:font-name="Arial" fo:color="#808080" fo:font-size="100%"/>
      </text:list-level-style-bullet>
      <text:list-level-style-bullet text:level="8" text:bullet-char="•">
        <style:list-level-properties text:space-before="5.08cm"/>
        <style:text-properties style:font-name="Arial" fo:color="#808080" fo:font-size="100%"/>
      </text:list-level-style-bullet>
      <text:list-level-style-bullet text:level="9" text:bullet-char="•">
        <style:list-level-properties text:space-before="5.08cm"/>
        <style:text-properties style:font-name="Aria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22.4cm" svg:height="5.573cm" svg:x="5.08cm" svg:y="12.305cm" presentation:class="subtitle" presentation:user-transformed="true">
          <draw:text-box>
            <text:p text:style-name="P1"><text:span text:style-name="T1">Shell simple commands</text:span></text:p>
            <text:p text:style-name="P2"><text:span text:style-name="T2"/></text:p>
            <text:p text:style-name="P2"><text:span text:style-name="T3">ggg.instigate.training</text:span></text:p>
          </draw:text-box>
        </draw:frame>
        <presentation:notes draw:style-name="dp2">
          <draw:custom-shape draw:style-name="gr1" draw:text-style-name="P4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8.749cm" svg:height="2.867cm" svg:x="1.599cm" svg:y="0.799cm" presentation:class="title" presentation:user-transformed="true">
          <draw:text-box>
            <text:p><text:span text:style-name="T4">Agenda</text:span></text:p>
          </draw:text-box>
        </draw:frame>
        <draw:frame presentation:style-name="pr4" draw:text-style-name="P9" draw:layer="layout" svg:width="29.616cm" svg:height="13.97cm" svg:x="1.499cm" svg:y="4.745cm" presentation:class="outline" presentation:user-transformed="true">
          <draw:text-box>
            <text:list text:style-name="L3">
              <text:list-header>
                <text:p text:style-name="P6"><text:span text:style-name="T5">Command line utilities for working with files</text:span></text:p>
                <text:p text:style-name="P6"><text:span text:style-name="T5"/></text:p>
              </text:list-header>
              <text:list-item>
                <text:p text:style-name="P7"><text:span text:style-name="T6">Well known shells</text:span></text:p>
              </text:list-item>
              <text:list-item>
                <text:p text:style-name="P7"><text:span text:style-name="T6">The mystique, black screen</text:span></text:p>
              </text:list-item>
              <text:list-item>
                <text:p text:style-name="P7"><text:span text:style-name="T6">Walking through file system</text:span></text:p>
              </text:list-item>
              <text:list-item>
                <text:p text:style-name="P7"><text:span text:style-name="T6">Creating/viewing files and directories</text:span></text:p>
              </text:list-item>
              <text:list-item>
                <text:p text:style-name="P7"><text:span text:style-name="T6">Changing file attributes</text:span></text:p>
              </text:list-item>
              <text:list-item>
                <text:p text:style-name="P8"><text:span text:style-name="T6">Links (shortcuts)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2" presentation:class="page"/>
          <draw:frame presentation:style-name="pr5" draw:text-style-name="P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 text:style-name="P2"><text:span text:style-name="T4">Well known shells</text:span></text:p>
          </draw:text-box>
        </draw:frame>
        <draw:frame presentation:style-name="pr7" draw:layer="layout" svg:width="28.773cm" svg:height="13.911cm" svg:x="1.499cm" svg:y="3.864cm" presentation:class="outline" presentation:user-transformed="true">
          <draw:text-box>
            <text:list text:style-name="L3">
              <text:list-header>
                <text:p text:style-name="P6"><text:span text:style-name="T7"/></text:p>
                <text:p text:style-name="P6"><text:span text:style-name="T7">Most famous and popular shells</text:span></text:p>
              </text:list-header>
              <text:list-item>
                <text:p text:style-name="P7"><text:span text:style-name="T7">sh: The Bourne shell (obsolete) (find Bourne name and</text:span></text:p>
                <text:p text:style-name="P7"><text:span text:style-name="T7">Traditional, basic shell found on Unix systems</text:span></text:p>
              </text:list-item>
              <text:list-item>
                <text:p text:style-name="P7"><text:span text:style-name="T7">csh: The C shell (obsolete)</text:span></text:p>
                <text:p text:style-name="P7"><text:span text:style-name="T7">Once popular shell with a Clike syntax</text:span></text:p>
              </text:list-item>
              <text:list-item>
                <text:p text:style-name="P7"><text:span text:style-name="T7">tcsh: The TC shell (still very popular)</text:span></text:p>
                <text:p text:style-name="P7"><text:span text:style-name="T7">A C shell compatible implementation with evolved features</text:span></text:p>
                <text:p text:style-name="P7"><text:span text:style-name="T7">(command completion, history editing and more...)</text:span></text:p>
              </text:list-item>
              <text:list-item>
                <text:p text:style-name="P7"><text:span text:style-name="T7">bash: The Bourne Again shell (most popular)</text:span></text:p>
                <text:p><text:span text:style-name="T7">An improved implementation of sh with lots of added features too.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>
          <draw:text-box>
            <text:p><text:span text:style-name="T4">The mystique, black screen</text:span></text:p>
          </draw:text-box>
        </draw:frame>
        <draw:frame presentation:style-name="pr9" draw:text-style-name="P11" draw:layer="layout" svg:width="28.773cm" svg:height="12.709cm" svg:x="1.27cm" svg:y="4.445cm" presentation:class="outline" presentation:user-transformed="true">
          <draw:text-box>
            <text:list text:style-name="L3">
              <text:list-item>
                <text:p text:style-name="P7">&lt;Ctrl&gt;+&lt;Alt&gt;+T to open Terminal</text:p>
              </text:list-item>
              <text:list-item>
                <text:p text:style-name="P6">&lt;TAB&gt; key completes the incomplete command/file name</text:p>
              </text:list-item>
              <text:list-item>
                <text:p text:style-name="P7">&lt;Ctrl&gt; + R searches in previously typed commands</text:p>
              </text:list-item>
              <text:list-item>
                <text:p text:style-name="P7">“history” command displays previously typed commands list</text:p>
              </text:list-item>
              <text:list-item>
                <text:p text:style-name="P7">“man” command opens manual page for selected command</text:p>
              </text:list-item>
              <text:list-item>
                <text:p text:style-name="P7">“apropos” command searches in man-pages for given keyword</text:p>
              </text:list-item>
              <text:list-item>
                <text:p text:style-name="P7">almost all commands have “--help” option which displays their usage information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799cm" presentation:class="title" presentation:user-transformed="true">
          <draw:text-box>
            <text:p text:style-name="P2">Use full Keyboard Shortcuts</text:p>
          </draw:text-box>
        </draw:frame>
        <draw:frame draw:style-name="gr3" draw:text-style-name="P12" draw:layer="layout" svg:width="29.21cm" svg:height="11.101cm" svg:x="0.635cm" svg:y="4.445cm">
          <draw:text-box>
            <text:p text:style-name="P7"><text:span text:style-name="T6">&lt;Ctrl&gt; + L Clear the screen</text:span></text:p>
            <text:p text:style-name="P7"><text:span text:style-name="T6">&lt;Ctrl&gt; + C Stop the current command and start with a fresh new line</text:span></text:p>
            <text:p text:style-name="P7"><text:span text:style-name="T6">&lt;Up arrow&gt; Show the previous executed command</text:span></text:p>
            <text:p text:style-name="P7"><text:span text:style-name="T6">&lt;Down arrow&gt; Show the next executed command</text:span></text:p>
            <text:p text:style-name="P7"><text:span text:style-name="T6">&lt;Ctrl&gt;+&lt;Shiift&gt;+C Copy selected text</text:span></text:p>
            <text:p text:style-name="P7"><text:span text:style-name="T6">&lt;Ctrl&gt;+&lt;Shiift&gt;+V Paste selected text</text:span></text:p>
            <text:p text:style-name="P7"><text:span text:style-name="T6">&lt;Mouse Button 3&gt; Copy selected text to clipboard and paste</text:span></text:p>
            <text:p text:style-name="P7"><text:span text:style-name="T6">&lt;Ctrl&gt;+W Cut the current word before the cursor</text:span></text:p>
            <text:p><text:span text:style-name="T6">&lt;Ctrl&gt;+U <text:s/>Cut everything before the cursor to a special clipboard, erases the whole line and &lt;Ctrl&gt;+Y Paste from the special clipboard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ls command</text:p>
          </draw:text-box>
        </draw:frame>
        <draw:frame presentation:style-name="pr10" draw:text-style-name="P7" draw:layer="layout" svg:width="28.773cm" svg:height="14.813cm" svg:x="1.27cm" svg:y="4.146cm" presentation:class="outline" presentation:user-transformed="true">
          <draw:text-box>
            <text:list text:style-name="L3">
              <text:list-header>
                <text:p text:style-name="P7"><text:span text:style-name="T8">Lists the files in the current directory, in alphanumeric order, except </text:span><text:span text:style-name="T8">files starting with the “.” character.</text:span></text:p>
              </text:list-header>
              <text:list-item>
                <text:p text:style-name="P6"><text:span text:style-name="T8">ls -a (all)</text:span></text:p>
                <text:p text:style-name="P6"><text:span text:style-name="T8">Lists all the files (including .* files)</text:span></text:p>
              </text:list-item>
              <text:list-item>
                <text:p text:style-name="P6"><text:span text:style-name="T8">ls -l (long)</text:span></text:p>
                <text:p text:style-name="P6"><text:span text:style-name="T8">Long listing (type, date, size, owner, permissions)</text:span></text:p>
              </text:list-item>
              <text:list-item>
                <text:p text:style-name="P6"><text:span text:style-name="T8">ls -t (time)</text:span></text:p>
                <text:p text:style-name="P6"><text:span text:style-name="T8">Lists the most recent files first</text:span></text:p>
              </text:list-item>
              <text:list-item>
                <text:p text:style-name="P6"><text:span text:style-name="T8">ls -r (reverse)</text:span></text:p>
                <text:p text:style-name="P6"><text:span text:style-name="T8">Reverses the soft order</text:span></text:p>
              </text:list-item>
              <text:list-item>
                <text:p text:style-name="P6"><text:span text:style-name="T8">ls -ltr(options can be combined)</text:span></text:p>
                <text:p text:style-name="P8"><text:span text:style-name="T8">Long listing, most recent files at the end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File name pattern substitutions</text:p>
          </draw:text-box>
        </draw:frame>
        <draw:frame presentation:style-name="pr11" draw:text-style-name="P7" draw:layer="layout" svg:width="28.773cm" svg:height="14.813cm" svg:x="1.27cm" svg:y="4.146cm" presentation:class="outline" presentation:user-transformed="true">
          <draw:text-box>
            <text:list text:style-name="L3">
              <text:list-header>
                <text:p text:style-name="P7"><text:span text:style-name="T8">Better introduced by examples!</text:span></text:p>
              </text:list-header>
              <text:list-item>
                <text:p text:style-name="P7"><text:span text:style-name="T8">ls a*.txt</text:span></text:p>
                <text:p text:style-name="P7"><text:span text:style-name="T8">The shell first replaces a*.txt by all the file names</text:span></text:p>
                <text:p text:style-name="P7"><text:span text:style-name="T8">starting by a and ending by .txt (except files starting</text:span></text:p>
                <text:p text:style-name="P7"><text:span text:style-name="T8">with .), and then executes the ls command line.</text:span></text:p>
              </text:list-item>
              <text:list-item>
                <text:p text:style-name="P7"><text:span text:style-name="T8">ls .*</text:span></text:p>
                <text:p text:style-name="P7"><text:span text:style-name="T8">Lists all the files starting with .</text:span></text:p>
              </text:list-item>
              <text:list-item>
                <text:p text:style-name="P7"><text:span text:style-name="T8">ls *.jpg</text:span><text:span text:style-name="T8"><text:line-break/></text:span><text:span text:style-name="T8">Lists all the files ending with .jpg</text:span></text:p>
              </text:list-item>
              <text:list-item>
                <text:p text:style-name="P7"><text:span text:style-name="T8">ls -d */</text:span><text:span text:style-name="T8"><text:line-break/></text:span><text:span text:style-name="T8">List directories only: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7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<text:span text:style-name="T4">Walking through file system</text:span></text:p>
          </draw:text-box>
        </draw:frame>
        <draw:frame presentation:style-name="pr12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header>
                <text:p text:style-name="P6"><text:span text:style-name="T9">Command “cd” allows to walk through file system. </text:span></text:p>
              </text:list-header>
              <text:list-item>
                <text:p text:style-name="P7"><text:span text:style-name="T10">“</text:span><text:span text:style-name="T10">cd &lt;path&gt; - change to &lt;path&gt; directory.</text:span></text:p>
              </text:list-item>
              <text:list-item>
                <text:p text:style-name="P7"><text:span text:style-name="T10">“</text:span><text:span text:style-name="T10">cd ..” - change directory to one level up</text:span></text:p>
              </text:list-item>
              <text:list-item>
                <text:p text:style-name="P7"><text:span text:style-name="T10">“</text:span><text:span text:style-name="T10">cd -” - switch back to previous directory.</text:span></text:p>
              </text:list-item>
              <text:list-item>
                <text:p text:style-name="P7"><text:span text:style-name="T10">“</text:span><text:span text:style-name="T10">cd ~” - switch to home directory of current user</text:span></text:p>
                <text:p text:style-name="P7"><text:span text:style-name="T1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8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<text:span text:style-name="T4">cp commands</text:span></text:p>
          </draw:text-box>
        </draw:frame>
        <draw:frame presentation:style-name="pr13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item>
                <text:p text:style-name="P7"><text:span text:style-name="T8">cp &lt;source_file&gt; &lt;target_file&gt;</text:span></text:p>
                <text:p text:style-name="P7"><text:span text:style-name="T8">Copies the source file to the target</text:span></text:p>
              </text:list-item>
              <text:list-item>
                <text:p text:style-name="P7"><text:span text:style-name="T8">cp file1 file2 file3 ... dir</text:span></text:p>
                <text:p text:style-name="P7"><text:span text:style-name="T8">Copies the files to the target directory (last argument)</text:span></text:p>
              </text:list-item>
              <text:list-item>
                <text:p text:style-name="P7"><text:span text:style-name="T8">cp -i (interactive)</text:span></text:p>
                <text:p text:style-name="P7"><text:span text:style-name="T8">Asks for user confirm if the target file already exists</text:span></text:p>
              </text:list-item>
              <text:list-item>
                <text:p text:style-name="P7"><text:span text:style-name="T8">cp -r &lt;source dir&gt; &lt;target_dir&gt; (recursive)</text:span></text:p>
                <text:p text:style-name="P6"><text:span text:style-name="T8">Copies directories recursivel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9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<text:span text:style-name="T4">mv and rm commands</text:span></text:p>
          </draw:text-box>
        </draw:frame>
        <draw:frame presentation:style-name="pr14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item>
                <text:p text:style-name="P7"><text:span text:style-name="T8">mv &lt;old_name&gt; &lt;new_name&gt;</text:span></text:p>
                <text:p text:style-name="P7"><text:span text:style-name="T8">Renames the given file or directory</text:span></text:p>
              </text:list-item>
              <text:list-item>
                <text:p text:style-name="P7"><text:span text:style-name="T8">mv -i (interactive)</text:span></text:p>
                <text:p text:style-name="P7"><text:span text:style-name="T8">If the new file already exits, asks for user confirm</text:span></text:p>
              </text:list-item>
              <text:list-item>
                <text:p text:style-name="P7"><text:span text:style-name="T8">rm file1 file2 file3 ...</text:span></text:p>
                <text:p text:style-name="P7"><text:span text:style-name="T8">Removes the given files</text:span></text:p>
              </text:list-item>
              <text:list-item>
                <text:p text:style-name="P7"><text:span text:style-name="T8">rm -i (interactive)</text:span></text:p>
                <text:p text:style-name="P7"><text:span text:style-name="T8">Always ask for user confirm</text:span></text:p>
              </text:list-item>
              <text:list-item>
                <text:p text:style-name="P7"><text:span text:style-name="T8">rm -r dir (recursive)</text:span></text:p>
                <text:p text:style-name="P7"><text:span text:style-name="T8">Recursively removes the given files or directori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0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<text:span text:style-name="T4">Creating/viewing files and directories</text:span></text:p>
          </draw:text-box>
        </draw:frame>
        <draw:frame presentation:style-name="pr15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header>
                <text:p text:style-name="P6"><text:span text:style-name="T9">mkdir, touch, cat, echo</text:span></text:p>
              </text:list-header>
              <text:list-item>
                <text:p text:style-name="P13"><text:span text:style-name="T8">mkdir &lt;path&gt; - creates a new directory</text:span></text:p>
              </text:list-item>
              <text:list-item>
                <text:p text:style-name="P13"><text:span text:style-name="T8">touch &lt;file&gt; - creates an empty file. In case if the file already exists, it </text:span><text:span text:style-name="T8">renews the last modification time of the file.</text:span></text:p>
              </text:list-item>
              <text:list-item>
                <text:p text:style-name="P13"><text:span text:style-name="T8">Cat &lt;file&gt; - prints the contents of &lt;file&gt; to standard output stream.</text:span></text:p>
              </text:list-item>
              <text:list-item>
                <text:p text:style-name="P13"><text:span text:style-name="T8">echo &lt;something&gt; - prints &lt;something&gt; to standard output stream.</text:span></text:p>
                <text:p text:style-name="P14"><text:span text:style-name="T9">Examples.</text:span></text:p>
              </text:list-item>
              <text:list-item>
                <text:p text:style-name="P15"><text:span text:style-name="T8">“</text:span><text:span text:style-name="T8">mkdir ~/test” - creates “test” directory in the home folder of current </text:span><text:span text:style-name="T8">user</text:span></text:p>
              </text:list-item>
              <text:list-item>
                <text:p text:style-name="P15"><text:span text:style-name="T8">“</text:span><text:span text:style-name="T8">touch ~/test/file.txt” - creates “file.txt” file</text:span></text:p>
              </text:list-item>
              <text:list-item>
                <text:p text:style-name="P15"><text:span text:style-name="T8">“</text:span><text:span text:style-name="T8">cat /etc/issue” - prints contents of “/etc/issue” file</text:span></text:p>
              </text:list-item>
              <text:list-item>
                <text:p text:style-name="P15"><text:span text:style-name="T8">“</text:span><text:span text:style-name="T8">echo “You are logged in as $USER” - prints the message with $USER</text:span></text:p>
              </text:list-item>
              <text:list-item>
                <text:p text:style-name="P7"><text:span text:style-name="T8"><text:s text:c="6"/></text:span><text:span text:style-name="T8">substituted with current user nam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1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<text:span text:style-name="T4">Displaying files</text:span></text:p>
          </draw:text-box>
        </draw:frame>
        <draw:frame presentation:style-name="pr16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header>
                <text:p text:style-name="P7"><text:span text:style-name="T8">Several ways of displaying a file</text:span></text:p>
              </text:list-header>
              <text:list-item>
                <text:p text:style-name="P7"><text:span text:style-name="T8">cat file1 file2 file3 ...</text:span></text:p>
                <text:p text:style-name="P7"><text:span text:style-name="T8">Outputs the contents of the given files</text:span></text:p>
              </text:list-item>
              <text:list-item>
                <text:p text:style-name="P7"><text:span text:style-name="T8">more file1 file2 file3 ...</text:span></text:p>
                <text:p text:style-name="P7"><text:span text:style-name="T8">Asks the user to continue every time the screen is full</text:span></text:p>
                <text:p text:style-name="P7"><text:span text:style-name="T8">Also can jump to the first occurrence of a keyword</text:span></text:p>
              </text:list-item>
              <text:list-item>
                <text:p text:style-name="P7"><text:span text:style-name="T8">less file1 file2 file3 ...</text:span></text:p>
                <text:p text:style-name="P7"><text:span text:style-name="T8">Does more than more with less</text:span></text:p>
                <text:p text:style-name="P7"><text:span text:style-name="T8">Doesn't read the whole file before starting</text:span></text:p>
                <text:p text:style-name="P6"><text:span text:style-name="T8">Supports backward movement in the fi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2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<text:span text:style-name="T4">The head and tail commands</text:span></text:p>
          </draw:text-box>
        </draw:frame>
        <draw:frame presentation:style-name="pr17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item>
                <text:p text:style-name="P7"><text:span text:style-name="T8">head [-&lt;n&gt;] &lt;file&gt;</text:span></text:p>
                <text:p text:style-name="P7"><text:span text:style-name="T8">Displays the first &lt;n&gt; lines (or 10 by default) of the given file.</text:span></text:p>
                <text:p text:style-name="P7"><text:span text:style-name="T8">Doesn't have to open the whole file to do this!</text:span></text:p>
              </text:list-item>
              <text:list-item>
                <text:p text:style-name="P7"><text:span text:style-name="T8">tail [&lt;-n&gt;] &lt;file&gt;</text:span></text:p>
                <text:p text:style-name="P7"><text:span text:style-name="T8">Displays the last &lt;n&gt; lines (or 10 by default) of the given file.</text:span></text:p>
                <text:p text:style-name="P7"><text:span text:style-name="T8">No need to load the whole file in RAM! Very useful for huge files.</text:span></text:p>
              </text:list-item>
              <text:list-item>
                <text:p text:style-name="P7"><text:span text:style-name="T8">tail -f &lt;file&gt;</text:span></text:p>
                <text:p text:style-name="P7"><text:span text:style-name="T8">(f: follow). Displays the last 10 lines of the given file and continues to</text:span></text:p>
                <text:p text:style-name="P7"><text:span text:style-name="T8">display new lines when they are appended to the file.</text:span></text:p>
                <text:p text:style-name="P7"><text:span text:style-name="T8">Very useful to follow the changes in a log file, for example.</text:span></text:p>
                <text:p text:style-name="P7"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3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<text:span text:style-name="T4">The grep command</text:span></text:p>
          </draw:text-box>
        </draw:frame>
        <draw:frame presentation:style-name="pr18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item>
                <text:p text:style-name="P7"><text:span text:style-name="T8">grep &lt;pattern&gt; &lt;files&gt;</text:span></text:p>
              </text:list-item>
              <text:list-item>
                <text:p text:style-name="P7"><text:span text:style-name="T8">Scans the given files and displays the lines which match the given</text:span></text:p>
              </text:list-item>
              <text:list-item>
                <text:p text:style-name="P7"><text:span text:style-name="T8">pattern.</text:span></text:p>
              </text:list-item>
              <text:list-item>
                <text:p text:style-name="P7"><text:span text:style-name="T8">grep error *.log</text:span></text:p>
                <text:p text:style-name="P7"><text:span text:style-name="T8">Displays all the lines containing error in the *.log files</text:span></text:p>
              </text:list-item>
              <text:list-item>
                <text:p text:style-name="P7"><text:span text:style-name="T8">grep -i error *.log</text:span></text:p>
                <text:p text:style-name="P7"><text:span text:style-name="T8">Same, but case insensitive</text:span></text:p>
              </text:list-item>
              <text:list-item>
                <text:p text:style-name="P7"><text:span text:style-name="T8">grep -ri error .</text:span></text:p>
                <text:p text:style-name="P7"><text:span text:style-name="T8">Same, but recursively in all the files in . and its subdirectories</text:span></text:p>
              </text:list-item>
              <text:list-item>
                <text:p text:style-name="P7"><text:span text:style-name="T8">grep -v info *.log</text:span></text:p>
                <text:p text:style-name="P7"><text:span text:style-name="T8">Outputs all the lines in the files except those containing info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4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<text:span text:style-name="T4">The sort command</text:span></text:p>
          </draw:text-box>
        </draw:frame>
        <draw:frame presentation:style-name="pr19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item>
                <text:p text:style-name="P7"><text:span text:style-name="T8">sort &lt;file&gt;</text:span></text:p>
              </text:list-item>
              <text:list-item>
                <text:p text:style-name="P7"><text:span text:style-name="T8">Sorts the lines from the given file in character order and outputs them</text:span></text:p>
              </text:list-item>
              <text:list-item>
                <text:p text:style-name="P7"><text:span text:style-name="T8">sort -r &lt;file&gt;</text:span></text:p>
                <text:p text:style-name="P7"><text:span text:style-name="T8">Same, but in reverse order</text:span></text:p>
              </text:list-item>
              <text:list-item>
                <text:p text:style-name="P7"><text:span text:style-name="T8">sort -ru &lt;file&gt;</text:span></text:p>
                <text:p text:style-name="P7"><text:span text:style-name="T8">u: unique. Same, but just outputs identical lines once.</text:span></text:p>
                <text:p text:style-name="P7"><text:span text:style-name="T8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5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2"><text:span text:style-name="T4">Standard output</text:span></text:p>
          </draw:text-box>
        </draw:frame>
        <draw:frame presentation:style-name="pr20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header>
                <text:p text:style-name="P7"><text:span text:style-name="T8">More about command output</text:span></text:p>
              </text:list-header>
              <text:list-item>
                <text:p text:style-name="P7"><text:span text:style-name="T8">All the commands outputting text on your terminal do it by writing to </text:span><text:span text:style-name="T8">their standard output.</text:span></text:p>
              </text:list-item>
              <text:list-item>
                <text:p text:style-name="P7"><text:span text:style-name="T8">Standard output can be written (redirected) to a file using the &gt; symbol</text:span></text:p>
              </text:list-item>
              <text:list-item>
                <text:p text:style-name="P7"><text:span text:style-name="T8">Standard output can be appended to an existing file using the &gt;&gt; </text:span><text:span text:style-name="T8">symbo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6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7"><text:span text:style-name="T11">Pipes</text:span></text:p>
          </draw:text-box>
        </draw:frame>
        <draw:frame presentation:style-name="pr21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item>
                <text:p text:style-name="P7"><text:span text:style-name="T8">Unix pipes are very useful to redirect the standard output of some </text:span><text:span text:style-name="T8">commands to the standard input of other ones.</text:span></text:p>
              </text:list-item>
              <text:list-item>
                <text:p text:style-name="P7"><text:span text:style-name="T8">Examples</text:span></text:p>
                <text:list>
                  <text:list-item>
                    <text:p><text:span text:style-name="T8">ls -l | grep .png</text:span></text:p>
                  </text:list-item>
                  <text:list-item>
                    <text:p><text:span text:style-name="T8">cat *.log | grep -i error | sort</text:span></text:p>
                  </text:list-item>
                  <text:list-item>
                    <text:p><text:span text:style-name="T8">grep -ri error . | grep -v “ignored” | sort -u \ &gt; strong-errors.log</text:span></text:p>
                  </text:list-item>
                  <text:list-item>
                    <text:p><text:span text:style-name="T8">cat /home/*/homework.txt | grep mark | more</text:span></text:p>
                  </text:list-item>
                </text:list>
              </text:list-item>
              <text:list-item>
                <text:p text:style-name="P7"><text:span text:style-name="T8">This one of the most powerful features in Unix shells!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7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8.749cm" svg:height="2.867cm" svg:x="1.599cm" svg:y="0.364cm" presentation:class="title" presentation:user-transformed="true">
          <draw:text-box>
            <text:p text:style-name="P7"><text:span text:style-name="T11">Standard error</text:span></text:p>
          </draw:text-box>
        </draw:frame>
        <draw:frame presentation:style-name="pr22" draw:text-style-name="P6" draw:layer="layout" svg:width="28.773cm" svg:height="14.299cm" svg:x="1.27cm" svg:y="4.66cm" presentation:class="outline" presentation:user-transformed="true">
          <draw:text-box>
            <text:list text:style-name="L3">
              <text:list-item>
                <text:p text:style-name="P7"><text:span text:style-name="T8">Error messages are usually output (if the program is well written) to </text:span><text:span text:style-name="T8">standard error instead of standard output.</text:span></text:p>
              </text:list-item>
              <text:list-item>
                <text:p text:style-name="P7"><text:span text:style-name="T8">Standard error can be redirected through 2&gt; or 2&gt;&gt;</text:span></text:p>
              </text:list-item>
              <text:list-item>
                <text:p text:style-name="P7"><text:span text:style-name="T8">Example:</text:span></text:p>
                <text:p text:style-name="P7"><text:span text:style-name="T8">cat f1 f2 nofile &gt; newfile 2&gt; errfile</text:span></text:p>
              </text:list-item>
              <text:list-item>
                <text:p text:style-name="P7"><text:span text:style-name="T8">Note: 1 is the descriptor for standard output, so 1&gt; is</text:span></text:p>
                <text:p text:style-name="P7"><text:span text:style-name="T8">equivalent to &gt;</text:span></text:p>
              </text:list-item>
              <text:list-item>
                <text:p text:style-name="P7"><text:span text:style-name="T8">Can redirect both standard output and standard error to</text:span></text:p>
                <text:p text:style-name="P7"><text:span text:style-name="T8">the same file using &amp;&gt;</text:span></text:p>
                <text:p text:style-name="P7"><text:span text:style-name="T8">cat f1 f2 nofile &amp;&gt; wholefi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43.992cm" svg:height="32.994cm" svg:x="-21.996cm" svg:y="-14.478cm" draw:page-number="18" presentation:class="page"/>
          <draw:frame presentation:style-name="pr8" draw:text-style-name="P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0">
        <office:forms form:automatic-focus="false" form:apply-design-mode="false"/>
        <draw:frame presentation:style-name="pr23" draw:text-style-name="P3" draw:layer="layout" svg:width="22.4cm" svg:height="4.894cm" svg:x="5.08cm" svg:y="12.305cm" presentation:class="subtitle" presentation:user-transformed="true">
          <draw:text-box>
            <text:p><text:span text:style-name="T12">Instigate Training Center Foundation</text:span></text:p>
            <text:p><text:span text:style-name="T13">134/1 Tsarav Aghbyur Str, Yerevan, 0054, Armenia</text:span></text:p>
            <text:p text:style-name="P2"><text:span text:style-name="T14">+374.60.510710</text:span></text:p>
            <text:p text:style-name="P2"><text:span text:style-name="T15"/></text:p>
            <text:p text:style-name="P2"><text:span text:style-name="T3">ggg.instigate.training</text:span></text:p>
          </draw:text-box>
        </draw:frame>
        <draw:frame presentation:style-name="pr24" draw:text-style-name="P16" draw:layer="layout" svg:width="27.2cm" svg:height="2.629cm" svg:x="2.54cm" svg:y="7.331cm" presentation:class="title" presentation:placeholder="true" presentation:user-transformed="true">
          <draw:text-box/>
        </draw:frame>
        <presentation:notes draw:style-name="dp2">
          <draw:custom-shape draw:style-name="gr1" draw:text-style-name="P4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MS Mincho" svg:font-family="'MS Mincho', 'ＭＳ 明朝'" style:font-family-generic="roman"/>
    <style:font-face style:name="DejaVu Sans2" svg:font-family="'DejaVu Sans'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lbany AMT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Extra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1" fo:font-family="'DejaVu Sans'" style:font-style-name="Book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" fo:font-family="'DejaVu Sans'" style:font-family-generic="swiss" style:font-pitch="variable" fo:font-size="10pt" fo:language="en" fo:country="US" style:language-asian="en" style:country-asian="US" style:font-name-complex="DejaVu San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font-name-asian="Arial" style:font-family-asian="Arial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style:font-name="Arial" fo:font-family="Arial" style:font-family-generic="swiss" style:font-pitch="variable" fo:font-size="11pt" fo:language="en" fo:country="US" fo:font-style="italic" style:language-asian="en" style:country-asian="US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name-asian="MS Mincho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en" fo:country="US" style:language-asian="en" style:country-asian="US" style:font-name-complex="Symbol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en" fo:country="US" style:language-asian="en" style:country-asian="US" style:font-name-complex="Symbol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pitch="fixed" fo:font-size="12pt" fo:language="en" fo:country="US" style:language-asian="en" style:country-asian="US" style:font-name-complex="Courier New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style:font-name="Wingdings" fo:font-family="Wingdings" style:font-pitch="variable" style:font-charset="x-symbol" fo:font-size="12pt" fo:language="en" fo:country="US" style:language-asian="en" style:country-asian="US" style:font-name-complex="Wingding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DejaVu Sans2" fo:font-family="'DejaVu Sans'" style:font-family-generic="swiss" fo:font-size="12pt" fo:language="en" fo:country="US" fo:font-weight="bold" style:language-asian="en" style:country-asian="US" style:font-name-complex="DejaVu Sans2" style:font-family-complex="'DejaVu Sans'" style:font-family-generic-complex="swiss" style:font-size-complex="12pt" style:font-style-complex="italic" style:font-weight-complex="bold"/>
    </style:style>
    <style:style style:name="Heading_20_1" style:display-name="Heading 1" style:family="graphic">
      <style:paragraph-properties fo:margin-left="0cm" fo:margin-right="0cm" fo:margin-top="0.441cm" fo:margin-bottom="0.351cm" fo:text-indent="0cm" style:text-autospace="none"/>
      <style:text-properties style:font-name="DejaVu Sans" fo:font-family="'DejaVu Sans'" style:font-family-generic="swiss" style:font-pitch="variable" fo:font-size="14pt" fo:font-weight="bold" style:font-name-asian="DejaVu Sans" style:font-family-asian="'DejaVu Sans'" style:font-family-generic-asian="swiss" style:font-pitch-asian="variable" style:font-size-asian="16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351cm" fo:margin-bottom="0.265cm" style:text-autospace="none"/>
      <style:text-properties style:font-name="DejaVu Sans" fo:font-family="'DejaVu Sans'" style:font-family-generic="swiss" style:font-pitch="variable" fo:font-size="12pt" fo:font-style="normal" fo:font-weight="bold" style:font-name-asian="DejaVu Sans" style:font-family-asian="'DejaVu Sans'" style:font-family-generic-asian="swiss" style:font-pitch-asian="variable" style:font-size-asian="14pt" style:font-style-asian="italic" style:font-weight-asian="normal" style:font-name-complex="DejaVu Sans" style:font-family-complex="'DejaVu Sans'" style:font-family-generic-complex="swiss" style:font-pitch-complex="variable" style:font-style-complex="normal" style:font-weight-complex="bold"/>
    </style:style>
    <style:style style:name="Heading_20_3" style:display-name="Heading 3" style:family="graphic">
      <style:paragraph-properties fo:margin-top="0.265cm" fo:margin-bottom="0.178cm" style:text-autospace="none"/>
      <style:text-properties fo:color="#800000" style:font-name="DejaVu Sans" fo:font-family="'DejaVu Sans'" style:font-family-generic="swiss" style:font-pitch="variable" fo:font-size="10pt" fo:font-style="normal" fo:font-weight="bold" style:font-name-asian="DejaVu Sans" style:font-family-asian="'DejaVu Sans'" style:font-family-generic-asian="swiss" style:font-pitch-asian="variable" style:font-size-asian="14pt" style:font-style-asian="normal" style:font-weight-asian="bold" style:font-name-complex="DejaVu Sans" style:font-family-complex="'DejaVu Sans'" style:font-family-generic-complex="swiss" style:font-pitch-complex="variable" style:font-style-complex="normal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DejaVu Sans" fo:font-family="'DejaVu Sans'" style:font-family-generic="swiss" style:font-pitch="variable" fo:font-size="11.5pt" fo:font-style="italic" fo:font-weight="bold" style:font-name-asian="DejaVu Sans" style:font-family-asian="'DejaVu Sans'" style:font-family-generic-asian="swiss" style:font-pitch-asian="variable" style:font-size-asian="11.5pt" style:font-style-asian="italic" style:font-weight-asian="bold" style:font-name-complex="DejaVu Sans" style:font-family-complex="'DejaVu Sans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DejaVu Sans" fo:font-family="'DejaVu Sans'" style:font-family-generic="swiss" style:font-pitch="variable" fo:font-size="11.5pt" fo:font-weight="bold" style:font-name-asian="DejaVu Sans" style:font-family-asian="'DejaVu Sans'" style:font-family-generic-asian="swiss" style:font-pitch-asian="variable" style:font-size-asian="11.5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DejaVu Sans" fo:font-family="'DejaVu Sans'" style:font-family-generic="swiss" style:font-pitch="variable" fo:font-size="10.5pt" fo:font-weight="bold" style:font-name-asian="DejaVu Sans" style:font-family-asian="'DejaVu Sans'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DejaVu Sans" fo:font-family="'DejaVu Sans'" style:font-family-generic="swiss" style:font-pitch="variable" fo:font-size="10.5pt" fo:font-weight="bold" style:font-name-asian="DejaVu Sans" style:font-family-asian="'DejaVu Sans'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DejaVu Sans" fo:font-family="'DejaVu Sans'" style:font-family-generic="swiss" style:font-pitch="variable" fo:font-size="10.5pt" fo:font-weight="bold" style:font-name-asian="DejaVu Sans" style:font-family-asian="'DejaVu Sans'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DejaVu Sans" fo:font-family="'DejaVu Sans'" style:font-family-generic="swiss" style:font-pitch="variable" fo:font-size="10.5pt" fo:font-weight="bold" style:font-name-asian="DejaVu Sans" style:font-family-asian="'DejaVu Sans'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/>
    </style:style>
    <style:style style:name="Frame_20_contents" style:display-name="Frame contents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Endnote" style:family="graphic">
      <style:paragraph-properties style:text-autospace="none"/>
      <style:text-properties fo:font-size="10pt" style:font-size-asian="10pt" style:font-size-complex="10pt"/>
    </style:style>
    <style:style style:name="Illustration" style:family="graphic">
      <style:paragraph-properties fo:margin-top="0.374cm" fo:margin-bottom="0.374cm" style:text-autospace="non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graphic">
      <style:paragraph-properties style:text-autospace="none"/>
      <style:text-properties fo:font-size="10pt" style:font-size-asian="10pt" style:font-size-complex="10pt"/>
    </style:style>
    <style:style style:name="Footer" style:family="graphic">
      <style:paragraph-properties fo:margin-left="0cm" fo:margin-right="0cm" fo:margin-top="0cm" fo:margin-bottom="0cm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Header" style:family="graphic">
      <style:paragraph-properties fo:margin-top="0cm" fo:margin-bottom="0cm" style:line-height-at-least="0.31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4c4c4c" fo:font-size="8pt" style:font-size-asian="8pt" style:font-size-complex="8pt"/>
    </style:style>
    <style:style style:name="List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Drawi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Standard_20__28_Web_29_" style:display-name="Standard (Web)" style:family="graphic">
      <style:paragraph-properties fo:margin-top="0.871cm" fo:margin-bottom="0.871cm" style:text-autospace="none"/>
      <style:text-properties fo:language="en" fo:country="US"/>
    </style:style>
    <style:style style:name="Text_20_body_20_numbering" style:display-name="Text body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Text_20_body_20_reference_20_numbering" style:display-name="Text body reference numbering" style:family="graphic">
      <style:paragraph-properties fo:margin-top="0.224cm" fo:margin-bottom="0.134cm" fo:line-height="120%" fo:text-align="start" style:text-autospace="none"/>
      <style:text-properties fo:font-size="10pt" style:font-size-asian="10pt" style:font-size-complex="10pt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DejaVu Sans" fo:font-family="'DejaVu Sans'" style:font-family-generic="swiss" style:font-pitch="variable" fo:font-size="10.5pt" fo:font-weight="bold" style:font-name-asian="DejaVu Sans" style:font-family-asian="'DejaVu Sans'" style:font-family-generic-asian="swiss" style:font-pitch-asian="variable" style:font-size-asian="10.5pt" style:font-weight-asian="bold" style:font-name-complex="DejaVu Sans" style:font-family-complex="'DejaVu Sans'" style:font-family-generic-complex="swiss" style:font-pitch-complex="variable" style:font-weight-complex="bold"/>
    </style:style>
    <style:style style:name="Header_20_left" style:display-name="Header left" style:family="graphic">
      <style:paragraph-properties style:text-autospace="none">
        <style:tab-stops>
          <style:tab-stop style:position="15.873cm" style:type="center"/>
          <style:tab-stop style:position="31.748cm" style:type="right"/>
        </style:tab-stops>
      </style:paragraph-properties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31.027cm" style:type="right" style:leader-style="dotted" style:leader-text="."/>
        </style:tab-stops>
      </style:paragraph-properties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line-through-type="none" style:text-position="0% 100%" style:font-name="DejaVu Sans3" fo:font-family="'DejaVu Sans'" style:font-style-name="ExtraLight" style:font-family-generic="swiss" style:font-pitch="variable" fo:font-size="12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style:font-name="Wingdings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4cm" fo:margin-bottom="0.21cm" fo:line-height="100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style-asian="normal" style:font-weight-asian="normal" style:font-name-complex="Arial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100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style:font-name="Wingdings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" fo:font-family="'Century Gothic'" style:font-family-generic="swiss" style:font-pitch="variable" fo:font-size="26pt" fo:font-style="normal" fo:text-shadow="none" style:text-underline-style="none" fo:font-weight="normal" style:font-name-asian="Arial" style:font-family-asian="Arial" style:font-family-generic-asian="swiss" style:font-pitch-asian="variable" style:font-size-asian="26pt" style:font-style-asian="normal" style:font-weight-asian="normal" style:font-name-complex="Ari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DejaVu Sans3" fo:font-family="'DejaVu Sans'" style:font-style-name="ExtraLight" style:font-family-generic="swiss" style:font-pitch="variable" fo:font-size="32pt" fo:font-style="normal" fo:text-shadow="none" style:text-underline-style="none" fo:font-weight="bold" style:font-name-asian="Arial" style:font-family-asian="Arial" style:font-family-generic-asian="swiss" style:font-pitch-asian="variable" style:font-size-asian="38pt" style:font-style-asian="normal" style:font-weight-asian="normal" style:font-name-complex="Ari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style:font-name="Wingdings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style:font-name="Wingdings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Arial" style:font-family-asian="Arial" style:font-family-generic-asian="swiss" style:font-pitch-asian="variable" style:font-size-asian="26pt" style:font-style-asian="normal" style:font-weight-asian="normal" style:font-name-complex="Ari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" style:font-family-asian="Arial" style:font-family-generic-asian="swiss" style:font-pitch-asian="variable" style:font-size-asian="22pt" style:font-name-complex="Arial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style:font-name="Wingdings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style:font-name="Wingdings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" fo:font-family="'Century Gothic'" style:font-family-generic="swiss" style:font-pitch="variable" fo:font-size="26pt" fo:font-style="normal" fo:text-shadow="none" style:text-underline-style="none" fo:font-weight="normal" style:font-name-asian="Arial" style:font-family-asian="Arial" style:font-family-generic-asian="swiss" style:font-pitch-asian="variable" style:font-size-asian="26pt" style:font-style-asian="normal" style:font-weight-asian="normal" style:font-name-complex="Ari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" fo:font-family="'Century Gothic'" style:font-family-generic="swiss" style:font-pitch="variable" fo:font-size="38pt" fo:font-style="normal" fo:text-shadow="none" style:text-underline-style="none" fo:font-weight="normal" style:font-name-asian="Arial" style:font-family-asian="Arial" style:font-family-generic-asian="swiss" style:font-pitch-asian="variable" style:font-size-asian="38pt" style:font-style-asian="normal" style:font-weight-asian="normal" style:font-name-complex="Ari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/>
    </style:style>
    <style:style style:name="MP13" style:family="paragraph">
      <style:paragraph-properties fo:margin-left="0cm" fo:margin-right="0cm" fo:line-height="100%" fo:text-indent="0cm" style:punctuation-wrap="hanging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6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7C9408171540E3C5.jpg" xlink:type="simple" xlink:show="embed" xlink:actuate="onLoad">
          <text:p/>
        </draw:image>
      </draw:frame>
      <draw:frame presentation:style-name="Default-outline1" draw:layer="backgroundobjects" svg:width="28.773cm" svg:height="11.6cm" svg:x="1.499cm" svg:y="3.86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7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8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0" draw:layer="backgroundobjects" svg:width="10.106cm" svg:height="0.719cm" svg:x="3.81cm" svg:y="18.966cm">
        <draw:text-box>
          <text:p text:style-name="MP9">© Instigate Training Center Foundation</text:p>
        </draw:text-box>
      </draw:frame>
      <presentation:notes style:page-layout-name="PM0">
        <draw:rect draw:style-name="Mgr5" draw:text-style-name="MP11" draw:layer="backgroundobjects" svg:width="20.32cm" svg:height="26.67cm" svg:x="0cm" svg:y="0cm">
          <text:p/>
        </draw:rect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8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10.128cm" svg:height="0.713cm" svg:x="1.06cm" svg:y="19.092cm">
        <text:p text:style-name="MP13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8" draw:text-style-name="MP15" draw:layer="backgroundobjects" svg:width="32.033cm" svg:height="10.994cm" svg:x="0cm" svg:y="0cm">
        <draw:image xlink:href="Pictures/100002010000078000000293F129F29406AB3DC8.png" xlink:type="simple" xlink:show="embed" xlink:actuate="onLoad">
          <text:p/>
        </draw:image>
      </draw:frame>
      <presentation:notes style:page-layout-name="PM0">
        <draw:rect draw:style-name="Mgr5" draw:text-style-name="MP11" draw:layer="backgroundobjects" svg:width="20.32cm" svg:height="26.67cm" svg:x="0cm" svg:y="0cm">
          <text:p/>
        </draw:rect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2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initial-creator>Ruben Osipyan</meta:initial-creator>
    <meta:creation-date>2008-10-10T12:37:19</meta:creation-date>
    <dc:date>2019-10-30T13:08:22.577339797</dc:date>
    <meta:editing-cycles>403</meta:editing-cycles>
    <meta:editing-duration>P2DT16H25M36S</meta:editing-duration>
    <meta:keyword>ITC</meta:keyword>
    <meta:keyword>Instigate</meta:keyword>
    <meta:keyword>Training</meta:keyword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